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Arial2" svg:font-family="Arial" style:font-family-generic="swis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6.2708in" fo:margin-left="0in" table:align="left"/>
    </style:style>
    <style:style style:name="Table1.A" style:family="table-column">
      <style:table-column-properties style:column-width="0.6139in"/>
    </style:style>
    <style:style style:name="Table1.B" style:family="table-column">
      <style:table-column-properties style:column-width="3.9493in"/>
    </style:style>
    <style:style style:name="Table1.C" style:family="table-column">
      <style:table-column-properties style:column-width="0.8646in"/>
    </style:style>
    <style:style style:name="Table1.D" style:family="table-column">
      <style:table-column-properties style:column-width="0.8431in"/>
    </style:style>
    <style:style style:name="Table1.A1" style:family="table-cell">
      <style:table-cell-properties fo:padding="0.0694in" fo:border="1pt solid #000000" style:writing-mode="lr-tb"/>
    </style:style>
    <style:style style:name="Table1.A12" style:family="table-cell">
      <style:table-cell-properties fo:padding="0.0694in" fo:border-left="1pt solid #000000" fo:border-right="1pt solid #000000" fo:border-top="none" fo:border-bottom="1pt solid #000000" style:writing-mode="lr-tb"/>
    </style:style>
    <style:style style:name="Table2" style:family="table">
      <style:table-properties style:width="6.125in" fo:margin-left="0in" table:align="left"/>
    </style:style>
    <style:style style:name="Table2.A" style:family="table-column">
      <style:table-column-properties style:column-width="0.6146in"/>
    </style:style>
    <style:style style:name="Table2.B" style:family="table-column">
      <style:table-column-properties style:column-width="3.9486in"/>
    </style:style>
    <style:style style:name="Table2.C" style:family="table-column">
      <style:table-column-properties style:column-width="0.8646in"/>
    </style:style>
    <style:style style:name="Table2.D" style:family="table-column">
      <style:table-column-properties style:column-width="0.6972in"/>
    </style:style>
    <style:style style:name="Table2.A1" style:family="table-cell">
      <style:table-cell-properties fo:padding="0.0694in" fo:border="1pt solid #000000" style:writing-mode="lr-tb"/>
    </style:style>
    <style:style style:name="Table2.A4" style:family="table-cell">
      <style:table-cell-properties fo:padding="0.0694in" fo:border-left="1pt solid #000000" fo:border-right="1pt solid #000000" fo:border-top="none" fo:border-bottom="1pt solid #000000" style:writing-mode="lr-tb"/>
    </style:style>
    <style:style style:name="Table3" style:family="table">
      <style:table-properties style:width="6.1667in" fo:margin-left="0in" table:align="left"/>
    </style:style>
    <style:style style:name="Table3.A" style:family="table-column">
      <style:table-column-properties style:column-width="0.4576in"/>
    </style:style>
    <style:style style:name="Table3.B" style:family="table-column">
      <style:table-column-properties style:column-width="4.0951in"/>
    </style:style>
    <style:style style:name="Table3.C" style:family="table-column">
      <style:table-column-properties style:column-width="0.6451in"/>
    </style:style>
    <style:style style:name="Table3.D" style:family="table-column">
      <style:table-column-properties style:column-width="0.9688in"/>
    </style:style>
    <style:style style:name="Table3.A1" style:family="table-cell">
      <style:table-cell-properties fo:padding="0.0694in" fo:border="1pt solid #000000" style:writing-mode="lr-tb"/>
    </style:style>
    <style:style style:name="Table3.2" style:family="table-row">
      <style:table-row-properties style:min-row-height="0.6979in" style:use-optimal-row-height="false"/>
    </style:style>
    <style:style style:name="Table3.A7" style:family="table-cell">
      <style:table-cell-properties fo:padding="0.0694in" fo:border-left="1pt solid #000000" fo:border-right="1pt solid #000000" fo:border-top="none" fo:border-bottom="1pt solid #000000" style:writing-mode="lr-tb"/>
    </style:style>
    <style:style style:name="Table4" style:family="table">
      <style:table-properties style:width="6.25in" fo:margin-left="0in" table:align="left"/>
    </style:style>
    <style:style style:name="Table4.A" style:family="table-column">
      <style:table-column-properties style:column-width="1.7597in"/>
    </style:style>
    <style:style style:name="Table4.B" style:family="table-column">
      <style:table-column-properties style:column-width="4.4903in"/>
    </style:style>
    <style:style style:name="Table4.A1" style:family="table-cell">
      <style:table-cell-properties fo:padding="0.0694in" fo:border="1pt solid #000000" style:writing-mode="lr-tb"/>
    </style:style>
    <style:style style:name="P1" style:family="paragraph" style:parent-style-name="Standard">
      <style:text-properties fo:language="en" fo:country="US"/>
    </style:style>
    <style:style style:name="P2" style:family="paragraph" style:parent-style-name="Standard">
      <style:paragraph-properties fo:line-height="100%"/>
      <style:text-properties fo:language="en" fo:country="US"/>
    </style:style>
    <style:style style:name="P3" style:family="paragraph" style:parent-style-name="Standard">
      <style:paragraph-properties fo:line-height="100%"/>
      <style:text-properties fo:language="en" fo:country="US" fo:font-weight="bold" style:font-weight-asian="bold" style:font-weight-complex="bold"/>
    </style:style>
    <style:style style:name="P4" style:family="paragraph" style:parent-style-name="Standard">
      <style:paragraph-properties fo:line-height="100%"/>
      <style:text-properties fo:language="en" fo:country="US" officeooo:rsid="001be8a6" officeooo:paragraph-rsid="001be8a6"/>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rsid="001cced1" officeooo:paragraph-rsid="001cced1"/>
    </style:style>
    <style:style style:name="P7" style:family="paragraph" style:parent-style-name="Standard">
      <style:paragraph-properties fo:line-height="100%"/>
      <style:text-properties fo:font-weight="bold" officeooo:rsid="001cced1" officeooo:paragraph-rsid="001cced1" style:font-weight-asian="bold" style:font-weight-complex="bold"/>
    </style:style>
    <style:style style:name="P8" style:family="paragraph" style:parent-style-name="Standard">
      <style:paragraph-properties fo:line-height="100%"/>
      <style:text-properties fo:font-weight="bold" officeooo:rsid="002254b3" officeooo:paragraph-rsid="002254b3" style:font-weight-asian="bold" style:font-weight-complex="bold"/>
    </style:style>
    <style:style style:name="P9" style:family="paragraph" style:parent-style-name="Standard">
      <style:paragraph-properties fo:line-height="100%"/>
      <style:text-properties fo:font-weight="normal" officeooo:rsid="001cced1" officeooo:paragraph-rsid="001cced1" style:font-weight-asian="normal" style:font-weight-complex="normal"/>
    </style:style>
    <style:style style:name="P10" style:family="paragraph" style:parent-style-name="Standard">
      <style:paragraph-properties fo:line-height="100%"/>
      <style:text-properties fo:font-weight="normal" officeooo:rsid="001e2fa0" officeooo:paragraph-rsid="001e2fa0" style:font-weight-asian="normal" style:font-weight-complex="normal"/>
    </style:style>
    <style:style style:name="P11" style:family="paragraph" style:parent-style-name="Standard">
      <style:paragraph-properties fo:line-height="100%"/>
      <style:text-properties fo:font-weight="normal" officeooo:rsid="002254b3" officeooo:paragraph-rsid="002254b3" style:font-weight-asian="normal" style:font-weight-complex="normal"/>
    </style:style>
    <style:style style:name="P12" style:family="paragraph" style:parent-style-name="Standard">
      <style:paragraph-properties fo:line-height="100%"/>
      <style:text-properties officeooo:rsid="001ebc6f" officeooo:paragraph-rsid="001ebc6f"/>
    </style:style>
    <style:style style:name="P13" style:family="paragraph" style:parent-style-name="Standard">
      <style:paragraph-properties fo:line-height="100%"/>
      <style:text-properties officeooo:rsid="002254b3" officeooo:paragraph-rsid="002254b3"/>
    </style:style>
    <style:style style:name="P14"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5c67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526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820c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82bf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cced1" officeooo:paragraph-rsid="00282bf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1cced1" officeooo:paragraph-rsid="00282bf8"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2254b3" officeooo:paragraph-rsid="00282bf8"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25c675" officeooo:paragraph-rsid="0025c67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265264" officeooo:paragraph-rsid="0026526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2820cb" officeooo:paragraph-rsid="002820c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282bf8" officeooo:paragraph-rsid="00282bf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officeooo:paragraph-rsid="0025c675"/>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7" style:family="paragraph" style:parent-style-name="Title" style:master-page-name="MP0">
      <style:paragraph-properties style:page-number="1" fo:break-before="page"/>
    </style:style>
    <style:style style:name="P28" style:family="paragraph" style:parent-style-name="Heading_20_1">
      <style:text-properties fo:language="en" fo:country="US"/>
    </style:style>
    <style:style style:name="P29" style:family="paragraph" style:parent-style-name="Heading_20_1">
      <style:paragraph-properties fo:break-before="page"/>
    </style:style>
    <style:style style:name="P30" style:family="paragraph" style:parent-style-name="Heading_20_2" style:list-style-name="">
      <style:paragraph-properties fo:keep-together="always" fo:orphans="2" fo:widows="2" fo:hyphenation-ladder-count="no-limit"/>
      <style:text-properties fo:hyphenate="false" loext:hyphenation-no-caps="false"/>
    </style:style>
    <style:style style:name="P31" style:family="paragraph" style:parent-style-name="Heading_20_3">
      <style:text-properties fo:language="en" fo:country="US"/>
    </style:style>
    <style:style style:name="P32" style:family="paragraph" style:parent-style-name="Standard" style:list-style-name="WWNum1">
      <style:text-properties fo:language="en" fo:country="US"/>
    </style:style>
    <style:style style:name="P33" style:family="paragraph" style:parent-style-name="Standard">
      <style:paragraph-properties fo:line-height="100%"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82bf8" officeooo:paragraph-rsid="00282bf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265264" officeooo:paragraph-rsid="00265264" style:text-blinking="false" fo:background-color="transparent"/>
    </style:style>
    <style:style style:name="P3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22pt" fo:language="en" fo:country="US" style:font-size-asian="22pt" style:font-size-complex="22p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officeooo:rsid="00282bf8"/>
    </style:style>
    <style:style style:name="T5" style:family="text">
      <style:text-properties style:font-name-complex="Mangal"/>
    </style:style>
    <style:style style:name="T6" style:family="text">
      <style:text-properties officeooo:rsid="0019ec81"/>
    </style:style>
    <style:style style:name="T7" style:family="text">
      <style:text-properties officeooo:rsid="001ebc6f"/>
    </style:style>
    <style:style style:name="T8" style:family="text">
      <style:text-properties style:font-name="Arial2" fo:language="en" fo:country="US" fo:font-weight="bold" style:font-weight-asian="bold"/>
    </style:style>
    <style:style style:name="T9" style:family="text">
      <style:text-properties officeooo:rsid="002820cb"/>
    </style:style>
    <style:style style:name="T10" style:family="text">
      <style:text-properties fo:font-weight="normal" officeooo:rsid="00282bf8" style:font-weight-asian="normal" style:font-weight-complex="normal"/>
    </style:style>
    <style:style style:name="T11" style:family="text">
      <style:text-properties fo:color="#000000" style:text-outline="false" style:text-line-through-style="none" style:text-line-through-type="none" style:font-name="Arial2" fo:font-size="12pt" fo:font-style="normal" fo:text-shadow="none" style:text-underline-style="none" fo:font-weight="normal" officeooo:rsid="00282bf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Arial2" fo:font-size="12pt" fo:font-style="normal" fo:text-shadow="none" style:text-underline-style="none" fo:font-weight="normal" officeooo:rsid="0025c675"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language="en" fo:country="US" fo:font-style="italic" style:font-style-asian="italic"/>
    </style:style>
    <style:style style:name="T14" style:family="text">
      <style:text-properties fo:font-size="10pt" fo:language="en" fo:country="US" style:font-size-asian="10pt"/>
    </style:style>
    <style:style style:name="T15" style:family="text">
      <style:text-properties fo:font-variant="normal" fo:text-transform="none" style:use-window-font-color="true" style:text-outline="false" style:text-line-through-style="none" style:text-line-through-type="none" style:text-position="0% 100%" style:font-name="Arial" fo:font-size="8pt" fo:letter-spacing="normal" fo:language="de" fo:country="CH" fo:font-style="italic" fo:text-shadow="none" style:text-underline-style="none" fo:font-weight="normal" style:text-underline-mode="continuous" style:text-overline-mode="continuous" style:text-line-through-mode="continuous"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size="10pt" fo:language="de" fo:country="CH" style:language-asian="zh" style:country-asian="CN" style:language-complex="hi" style:country-complex="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1o2sjttpr674"/><text:span text:style-name="Default_20_Paragraph_20_Font"><text:span text:style-name="T1">New Logging platform requirements</text:span></text:span></text:p>
      <text:p text:style-name="P1"/>
      <text:p text:style-name="P1">Currently Kafka and ELK are used as the primary logging service at Swisstopo.</text:p>
      <text:p text:style-name="P1">However the platform is used only by a few selected services(mostly Varnish) and letting other services log to it is not a standardized process.</text:p>
      <text:p text:style-name="P1"/>
      <text:p text:style-name="Standard"><office:annotation office:name="0" loext:resolved="false"><dc:creator>Christ Hanspeter swisstopo</dc:creator><dc:date>2020-05-12T16:52:00</dc:date><text:p><text:span text:style-name="T2">The current KELK platform is not installed on-prem, it’s installed on AWS on a cluster of EC2 instances (so it’s not an AWS managed KELK service)</text:span></text:p></office:annotation><text:span text:style-name="Default_20_Paragraph_20_Font"><text:span text:style-name="T2">In addition the current platform is still using old components like Elasticsearch 5.2 and is installed as a self-managed solution with instances deployed on AWS.</text:span></text:span><office:annotation-end office:name="0"/><office:annotation><dc:creator>Samuel Friedli</dc:creator><dc:date>2020-05-12T17:31:00</dc:date><text:p><text:span text:style-name="T13">Reply to Christ Hanspeter swisstopo (05/12/2020, 16:52): "..."</text:span></text:p><text:p><text:span text:style-name="T14">Updated to use self-managed instead of on-prem</text:span></text:p><text:p><text:span text:style-name="T2">I don’t understand. Is Kafka and Kibana part of the project or excluded?</text:span></text:p></office:annotation></text:p>
      <text:h text:style-name="P28" text:outline-level="1"><text:bookmark text:name="_26b3z2rvfb4m"/>Goal, Scope and Distinction of the Project</text:h>
      <text:h text:style-name="P31" text:outline-level="3"><text:bookmark text:name="_3b2fxbqaifzi"/>Main Goal</text:h>
      <text:p text:style-name="P1">The primary goal of the project is to replace the current Platform based on Elasticsearch 5.2.</text:p>
      <text:p text:style-name="P1">A new platform should meet and offer all requirements and functionalities the old platform had.</text:p>
      <text:h text:style-name="Heading_20_3" text:outline-level="3"><text:bookmark text:name="_rdl70vx1x1ct"/>Additional Goals</text:h>
      <text:list xml:id="list778161366" text:style-name="WWNum1">
        <text:list-item>
          <text:p text:style-name="P32">Have a centralized logging platform that is easy to manage</text:p>
        </text:list-item>
        <text:list-item>
          <text:p text:style-name="P32">Have a well defined process to let other services send logs to it <text:s/></text:p>
        </text:list-item>
        <text:list-item>
          <text:p text:style-name="P32">Have A central User-Interface to analyze the ingested data</text:p>
        </text:list-item>
      </text:list>
      <text:h text:style-name="P31" text:outline-level="3"><text:bookmark text:name="_zd9tt8mkbtam"/>Distinctions</text:h>
      <text:p text:style-name="Standard"><text:span text:style-name="Default_20_Paragraph_20_Font"><text:span text:style-name="T2">The project considers only Kafka and ELK because the complexity, costs and time consumption of migrating, is most likely much smaller than the migration to a solution based on other products..</text:span></text:span><office:annotation><dc:creator>Samuel Friedli</dc:creator><dc:date>2020-05-12T17:31:00</dc:date><text:p><text:span text:style-name="T13">Reply to Christ Hanspeter swisstopo (05/12/2020, 16:57): "..."</text:span></text:p><text:p><text:span text:style-name="T14">You are right. This was not really clear. I updated the wording.</text:span></text:p></office:annotation></text:p>
      <text:p text:style-name="P1">Furthermore Elasticsearch know-how is already present at swisstopo and Camp2camp.</text:p>
      <text:h text:style-name="P29" text:outline-level="1"><text:bookmark text:name="_iufow7k9sg6h"/>Requirements</text:h>
      <text:h text:style-name="Heading_20_2" text:outline-level="2"><text:bookmark text:name="_vtn3kambtktx"/>Operation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text:p>
          </table:table-cell>
          <table:table-cell table:style-name="Table1.A1" office:value-type="string">
            <text:p text:style-name="P5">Description</text:p>
          </table:table-cell>
          <table:table-cell table:style-name="Table1.A1" office:value-type="string">
            <text:p text:style-name="P5">Source</text:p>
          </table:table-cell>
          <table:table-cell table:style-name="Table1.A1" office:value-type="string">
            <text:p text:style-name="P5">Weight</text:p>
          </table:table-cell>
        </table:table-row>
        <table:table-row>
          <table:table-cell table:style-name="Table1.A1" office:value-type="string">
            <text:p text:style-name="P5">o1</text:p>
          </table:table-cell>
          <table:table-cell table:style-name="Table1.A1" office:value-type="string">
            <text:p text:style-name="P5"><text:span text:style-name="Default_20_Paragraph_20_Font"><text:span text:style-name="T3">Management of the platform</text:span></text:span></text:p>
            <text:p text:style-name="P2">Solution should be deployed into AWS</text:p>
          </table:table-cell>
          <table:table-cell table:style-name="Table1.A1" office:value-type="string">
            <text:p text:style-name="P5">ltmed, ltfrs</text:p>
          </table:table-cell>
          <table:table-cell table:style-name="Table1.A1" office:value-type="string">
            <text:p text:style-name="P5">must</text:p>
          </table:table-cell>
        </table:table-row>
        <table:table-row>
          <table:table-cell table:style-name="Table1.A1" office:value-type="string">
            <text:p text:style-name="P5">o2</text:p>
          </table:table-cell>
          <table:table-cell table:style-name="Table1.A1" office:value-type="string">
            <text:p text:style-name="P5"><text:span text:style-name="Default_20_Paragraph_20_Font"><text:span text:style-name="T3">Minimal effort to update the platform<text:line-break/></text:span></text:span><text:span text:style-name="Default_20_Paragraph_20_Font"><text:span text:style-name="T2">Elasticsearch has rather fast release cycles. It is therefore important that updating the platform is as easy and effortless as possible.</text:span></text:span></text:p>
          </table:table-cell>
          <table:table-cell table:style-name="Table1.A1" office:value-type="string">
            <text:p text:style-name="P5">ltfrs</text:p>
          </table:table-cell>
          <table:table-cell table:style-name="Table1.A1" office:value-type="string">
            <text:p text:style-name="P5">must</text:p>
          </table:table-cell>
        </table:table-row>
        <table:table-row>
          <table:table-cell table:style-name="Table1.A1" office:value-type="string">
            <text:p text:style-name="P5">o3</text:p>
          </table:table-cell>
          <table:table-cell table:style-name="Table1.A1" office:value-type="string">
            <text:p text:style-name="P5"><text:span text:style-name="Default_20_Paragraph_20_Font"><text:span text:style-name="T3">Minimal infra complexity</text:span></text:span></text:p>
            <text:p text:style-name="P2">The solution must add as little complexity as possible to the stack.</text:p>
          </table:table-cell>
          <table:table-cell table:style-name="Table1.A1" office:value-type="string">
            <text:p text:style-name="P5">ltfrs</text:p>
          </table:table-cell>
          <table:table-cell table:style-name="Table1.A1" office:value-type="string">
            <text:p text:style-name="P5">must</text:p>
          </table:table-cell>
        </table:table-row>
        <table:table-row>
          <table:table-cell table:style-name="Table1.A1" office:value-type="string">
            <text:p text:style-name="P5">o4</text:p>
          </table:table-cell>
          <table:table-cell table:style-name="Table1.A1" office:value-type="string">
            <text:p text:style-name="P5"><text:span text:style-name="Default_20_Paragraph_20_Font"><text:span text:style-name="T3">Manual infra scaling</text:span></text:span></text:p>
            <text:p text:style-name="P2">Manual scaling of the underlying infrastructure can be achieved.</text:p>
          </table:table-cell>
          <table:table-cell table:style-name="Table1.A1" office:value-type="string">
            <text:p text:style-name="P5">lltfrs</text:p>
          </table:table-cell>
          <table:table-cell table:style-name="Table1.A1" office:value-type="string">
            <text:p text:style-name="P5">must</text:p>
          </table:table-cell>
        </table:table-row>
        <table:table-row>
          <table:table-cell table:style-name="Table1.A1" office:value-type="string">
            <text:p text:style-name="P5">o4.1</text:p>
          </table:table-cell>
          <table:table-cell table:style-name="Table1.A1" office:value-type="string">
            <text:p text:style-name="P5"><text:span text:style-name="Default_20_Paragraph_20_Font"><text:span text:style-name="T3">Auto infra scaling</text:span></text:span></text:p>
            <text:p text:style-name="P2">Automatic scaling of the underlying infrastructure can be achieved via metrics such indices sizes and index rate</text:p>
          </table:table-cell>
          <table:table-cell table:style-name="Table1.A1" office:value-type="string">
            <text:p text:style-name="P5">ltfrs</text:p>
          </table:table-cell>
          <table:table-cell table:style-name="Table1.A1" office:value-type="string">
            <text:p text:style-name="P5">optional</text:p>
          </table:table-cell>
        </table:table-row>
        <table:table-row>
          <table:table-cell table:style-name="Table1.A1" office:value-type="string">
            <text:p text:style-name="P5">o<text:span text:style-name="T9">5</text:span></text:p>
          </table:table-cell>
          <table:table-cell table:style-name="Table1.A1" office:value-type="string">
            <text:p text:style-name="P5"><text:span text:style-name="Default_20_Paragraph_20_Font"><text:span text:style-name="T3">Costs</text:span></text:span></text:p>
            <text:p text:style-name="P2">Operational costs of the platform must be kept minimal.</text:p>
          </table:table-cell>
          <table:table-cell table:style-name="Table1.A1" office:value-type="string">
            <text:p text:style-name="P5">ltfrs</text:p>
          </table:table-cell>
          <table:table-cell table:style-name="Table1.A1" office:value-type="string">
            <text:p text:style-name="P5">must</text:p>
          </table:table-cell>
        </table:table-row>
        <table:table-row>
          <table:table-cell table:style-name="Table1.A1" office:value-type="string">
            <text:p text:style-name="P5"/>
          </table:table-cell>
          <table:table-cell table:style-name="Table1.A1" office:value-type="string">
            <text:p text:style-name="P5"><office:annotation office:name="3" loext:resolved="false"><dc:creator>Jeiziner Gilbert swisstopo</dc:creator><dc:date>2020-05-13T14:13:00</dc:date><text:p><text:span text:style-name="T2">What about non-human users (API Access to ES) and Public Dashboards?</text:span></text:p></office:annotation><text:span text:style-name="Default_20_Paragraph_20_Font"><text:span text:style-name="T3">User-Interface Security</text:span></text:span><office:annotation-end office:name="3"/><text:span text:style-name="Comment_20_Reference"><text:span text:style-name="T5"><office:annotation><dc:creator>Samuel Friedli</dc:creator><dc:date>2020-05-14T08:57:47.827838717</dc:date><loext:sender-initials>SF</loext:sender-initials><text:p text:style-name="P36"><text:span text:style-name="T15">Reply to Jeiziner Gilbert swisstopo (05/13/2020, 14:13): "..."</text:span></text:p><text:p><text:span text:style-name="T16">Moved this to «u1»</text:span></text:p></office:annotation></text:span></text:span></text:p>
            <text:p text:style-name="P4">(Moved to u1)</text:p>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o<text:span text:style-name="T9">6</text:span></text:p>
          </table:table-cell>
          <table:table-cell table:style-name="Table1.A1" office:value-type="string">
            <text:p text:style-name="P5"><text:span text:style-name="Default_20_Paragraph_20_Font"><text:span text:style-name="T3">Support<text:line-break/></text:span></text:span><text:span text:style-name="Default_20_Paragraph_20_Font"><text:span text:style-name="T2">The solution must be agreed by camptocamp, support similar to other resources of the BGDI must be guaranteed.</text:span></text:span></text:p>
          </table:table-cell>
          <table:table-cell table:style-name="Table1.A1" office:value-type="string">
            <text:p text:style-name="P5">ltmed,</text:p>
            <text:p text:style-name="P5">c2c,<text:line-break/>ltfrs</text:p>
          </table:table-cell>
          <table:table-cell table:style-name="Table1.A1" office:value-type="string">
            <text:p text:style-name="P5">must</text:p>
          </table:table-cell>
        </table:table-row>
        <table:table-row>
          <table:table-cell table:style-name="Table1.A1" office:value-type="string">
            <text:p text:style-name="P5">o<text:span text:style-name="T9">7</text:span></text:p>
          </table:table-cell>
          <table:table-cell table:style-name="Table1.A1" office:value-type="string">
            <text:p text:style-name="P5"><text:span text:style-name="Default_20_Paragraph_20_Font"><text:span text:style-name="T3">Monitoring</text:span></text:span></text:p>
            <text:p text:style-name="P2">Monitoring and alerting of the different components shall be as centralized as possible (eg. not having a different dashboard for each service)</text:p>
          </table:table-cell>
          <table:table-cell table:style-name="Table1.A1" office:value-type="string">
            <text:p text:style-name="P5">ltfrs</text:p>
          </table:table-cell>
          <table:table-cell table:style-name="Table1.A1" office:value-type="string">
            <text:p text:style-name="P5">Optional</text:p>
          </table:table-cell>
        </table:table-row>
        <table:table-row>
          <table:table-cell table:style-name="Table1.A1" office:value-type="string">
            <text:p text:style-name="P6"/>
          </table:table-cell>
          <table:table-cell table:style-name="Table1.A1" office:value-type="string">
            <text:p text:style-name="P5"><text:span text:style-name="Comment_20_Reference"><text:span text:style-name="T5"><office:annotation><dc:creator>Jeiziner Gilbert swisstopo</dc:creator><dc:date>2020-05-13T14:21:00</dc:date><text:p><text:span text:style-name="T2">Another requirement: it should be easy to create new indices, adapt existing indices, extract new values for log streams, etc</text:span></text:p><text:p><text:span text:style-name="T2"/></text:p><text:p><text:span text:style-name="T2">Also, onboarding of new log streams with new structure should be possible with minimal effort.</text:span></text:p></office:annotation></text:span></text:span><text:span text:style-name="Comment_20_Reference"><text:span text:style-name="T5"><office:annotation><dc:creator>Samuel Friedli</dc:creator><dc:date>2020-05-14T08:52:57.654428919</dc:date><loext:sender-initials>SF</loext:sender-initials><text:p text:style-name="P36"><text:span text:style-name="T15">Reply to Jeiziner Gilbert swisstopo (05/13/2020, 14:21): "..."</text:span></text:p><text:p><text:span text:style-name="T16">This ist covered in i2.</text:span></text:p><text:p><text:span text:style-name="T16">Furthermore, creating indices in Elasticsearch is easy anyway</text:span></text:p></office:annotation></text:span></text:span></text:p>
          </table:table-cell>
          <table:table-cell table:style-name="Table1.A1" office:value-type="string">
            <text:p text:style-name="P5"/>
          </table:table-cell>
          <table:table-cell table:style-name="Table1.A1" office:value-type="string">
            <text:p text:style-name="P5"/>
          </table:table-cell>
        </table:table-row>
        <table:table-row>
          <table:table-cell table:style-name="Table1.A12" office:value-type="string">
            <text:p text:style-name="P6">o<text:span text:style-name="T9">8</text:span></text:p>
          </table:table-cell>
          <table:table-cell table:style-name="Table1.A12" office:value-type="string">
            <text:p text:style-name="P7">Index migration</text:p>
            <text:p text:style-name="P9">Existing indices can be migrated to the new platform.</text:p>
            <text:p text:style-name="P10">(Migrating <text:span text:style-name="T7">i</text:span>ndices from EL 5.x to 7.x can be very complex. We already discussed internally the possibility of a parallel operational phase if needed).</text:p>
          </table:table-cell>
          <table:table-cell table:style-name="Table1.A12" office:value-type="string">
            <text:p text:style-name="P12">ltjeg</text:p>
          </table:table-cell>
          <table:table-cell table:style-name="Table1.A12" office:value-type="string">
            <text:p text:style-name="P6">Optional</text:p>
          </table:table-cell>
        </table:table-row>
      </table:table>
      <text:p text:style-name="Standard"/>
      <text:h text:style-name="Heading_20_2" text:outline-level="2"><text:bookmark text:name="_8zol589jyz5"/><text:soft-page-break/>Log ingres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text:p>
          </table:table-cell>
          <table:table-cell table:style-name="Table2.A1" office:value-type="string">
            <text:p text:style-name="P5">Description</text:p>
          </table:table-cell>
          <table:table-cell table:style-name="Table2.A1" office:value-type="string">
            <text:p text:style-name="P5">Source</text:p>
          </table:table-cell>
          <table:table-cell table:style-name="Table2.A1" office:value-type="string">
            <text:p text:style-name="P5">Weight</text:p>
          </table:table-cell>
        </table:table-row>
        <table:table-row>
          <table:table-cell table:style-name="Table2.A1" office:value-type="string">
            <text:p text:style-name="P5">i1</text:p>
          </table:table-cell>
          <table:table-cell table:style-name="Table2.A1" office:value-type="string">
            <text:p text:style-name="P5"><text:span text:style-name="Default_20_Paragraph_20_Font"><text:span text:style-name="T3">Log ingress Security</text:span></text:span></text:p>
            <text:p text:style-name="P2">Log ingress can be encrypted (via TLS, HTTPS, etc.)</text:p>
          </table:table-cell>
          <table:table-cell table:style-name="Table2.A1" office:value-type="string">
            <text:p text:style-name="P5">ltfrs</text:p>
          </table:table-cell>
          <table:table-cell table:style-name="Table2.A1" office:value-type="string">
            <text:p text:style-name="P5">must</text:p>
            <text:p text:style-name="P5"/>
          </table:table-cell>
        </table:table-row>
        <table:table-row>
          <table:table-cell table:style-name="Table2.A1" office:value-type="string">
            <text:p text:style-name="P5">i2</text:p>
          </table:table-cell>
          <table:table-cell table:style-name="Table2.A1" office:value-type="string">
            <text:p text:style-name="P5"><text:span text:style-name="Default_20_Paragraph_20_Font"><text:span text:style-name="T3">Complexity and effort for new Services</text:span></text:span></text:p>
            <text:p text:style-name="P2">Complexity and effort to send logs from new services is low and well defined.</text:p>
          </table:table-cell>
          <table:table-cell table:style-name="Table2.A1" office:value-type="string">
            <text:p text:style-name="P5">Ltmed, ltfrs</text:p>
          </table:table-cell>
          <table:table-cell table:style-name="Table2.A1" office:value-type="string">
            <text:p text:style-name="P5">Must</text:p>
          </table:table-cell>
        </table:table-row>
        <table:table-row>
          <table:table-cell table:style-name="Table2.A4" office:value-type="string">
            <text:p text:style-name="P5">i3</text:p>
          </table:table-cell>
          <table:table-cell table:style-name="Table2.A4" office:value-type="string">
            <text:p text:style-name="P3">Log ingress from «Bundesnetz»</text:p>
            <text:p text:style-name="P2">It is possible to ingest logs from «Bundesnetz»</text:p>
          </table:table-cell>
          <table:table-cell table:style-name="Table2.A4" office:value-type="string">
            <text:p text:style-name="P5">ltch</text:p>
          </table:table-cell>
          <table:table-cell table:style-name="Table2.A4" office:value-type="string">
            <text:p text:style-name="P5">Must</text:p>
          </table:table-cell>
        </table:table-row>
      </table:table>
      <text:h text:style-name="Heading_20_2" text:outline-level="2"><text:bookmark text:name="_hx180djaa0t7"/>User-Interface</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text:p>
          </table:table-cell>
          <table:table-cell table:style-name="Table3.A1" office:value-type="string">
            <text:p text:style-name="P5">Description</text:p>
          </table:table-cell>
          <table:table-cell table:style-name="Table3.A1" office:value-type="string">
            <text:p text:style-name="P5">Source</text:p>
          </table:table-cell>
          <table:table-cell table:style-name="Table3.A1" office:value-type="string">
            <text:p text:style-name="P5">Weight</text:p>
          </table:table-cell>
        </table:table-row>
        <table:table-row table:style-name="Table3.2">
          <table:table-cell table:style-name="Table3.A1" office:value-type="string">
            <text:p text:style-name="P5">u1</text:p>
          </table:table-cell>
          <table:table-cell table:style-name="Table3.A1" office:value-type="string">
            <text:p text:style-name="P5"><office:annotation office:name="5" loext:resolved="false"><dc:creator>Jeiziner Gilbert swisstopo</dc:creator><dc:date>2020-05-13T14:17:00</dc:date><text:p><text:span text:style-name="T2">See above</text:span></text:p></office:annotation><text:span text:style-name="Default_20_Paragraph_20_Font"><text:span text:style-name="T3">Interface security</text:span></text:span><office:annotation-end office:name="5"/><text:span text:style-name="Comment_20_Reference"><text:span text:style-name="T5"><office:annotation><dc:creator>Samuel Friedli</dc:creator><dc:date>2020-05-14T09:07:41.962618153</dc:date><loext:sender-initials>SF</loext:sender-initials><text:p text:style-name="P36"><text:span text:style-name="T15">Reply to Jeiziner Gilbert swisstopo (05/13/2020, 14:17): "..."</text:span></text:p><text:p><text:span text:style-name="T16">Added API-key authentication</text:span></text:p></office:annotation></text:span></text:span></text:p>
            <text:p text:style-name="P2">Users must authenticate themself to access data via the different interfaces (kibana, api, grafana, etc). <text:span text:style-name="T6">Applications should be able to authenticate via API keys.</text:span></text:p>
          </table:table-cell>
          <table:table-cell table:style-name="Table3.A1" office:value-type="string">
            <text:p text:style-name="P5">ltfrs</text:p>
          </table:table-cell>
          <table:table-cell table:style-name="Table3.A1" office:value-type="string">
            <text:p text:style-name="P5">must</text:p>
          </table:table-cell>
        </table:table-row>
        <table:table-row table:style-name="Table3.2">
          <table:table-cell table:style-name="Table3.A1" office:value-type="string">
            <text:p text:style-name="P5">u1.2</text:p>
          </table:table-cell>
          <table:table-cell table:style-name="Table3.A1" office:value-type="string">
            <text:p text:style-name="P5"><office:annotation office:name="6" loext:resolved="false"><dc:creator>Jeiziner Gilbert swisstopo</dc:creator><dc:date>2020-05-13T14:17:00</dc:date><text:p><text:span text:style-name="T2">Why?</text:span></text:p></office:annotation><text:span text:style-name="Default_20_Paragraph_20_Font"><text:span text:style-name="T3">Fine-grained security</text:span></text:span><office:annotation-end office:name="6"/><text:span text:style-name="Comment_20_Reference"><text:span text:style-name="T5"><office:annotation><dc:creator>Samuel Friedli</dc:creator><dc:date>2020-05-14T09:11:04.437914678</dc:date><loext:sender-initials>SF</loext:sender-initials><text:p text:style-name="P36"><text:span text:style-name="T15">Reply to Jeiziner Gilbert swisstopo (05/13/2020, 14:17): "..."</text:span></text:p><text:p><text:span text:style-name="T16">In Elasticsearch, everyone who is authenticated (and by default authenitcation is disabled) has full-access to the whole cluster by default (including management of the cluster). This includes Kibana too. Everyone who has access to Kibana can by default manage the whole cluster.</text:span></text:p><text:p><text:span text:style-name="T16">(Not only) From a technical PoV this should not be the case.</text:span></text:p></office:annotation></text:span></text:span></text:p>
            <text:p text:style-name="P2">Access to the different Logs (Indices) and Dashboards is configurable</text:p>
          </table:table-cell>
          <table:table-cell table:style-name="Table3.A1" office:value-type="string">
            <text:p text:style-name="P5">ltmed</text:p>
          </table:table-cell>
          <table:table-cell table:style-name="Table3.A1" office:value-type="string">
            <text:p text:style-name="P5">must</text:p>
          </table:table-cell>
        </table:table-row>
        <table:table-row>
          <table:table-cell table:style-name="Table3.A1" office:value-type="string">
            <text:p text:style-name="P5">u2</text:p>
          </table:table-cell>
          <table:table-cell table:style-name="Table3.A1" office:value-type="string">
            <text:p text:style-name="P5"><text:span text:style-name="Default_20_Paragraph_20_Font"><text:span text:style-name="T3">Access to interfaces is encrypted</text:span></text:span></text:p>
            <text:p text:style-name="P2">Access via HTTPS</text:p>
          </table:table-cell>
          <table:table-cell table:style-name="Table3.A1" office:value-type="string">
            <text:p text:style-name="P5">ltfrs</text:p>
          </table:table-cell>
          <table:table-cell table:style-name="Table3.A1" office:value-type="string">
            <text:p text:style-name="P5">must</text:p>
          </table:table-cell>
        </table:table-row>
        <table:table-row>
          <table:table-cell table:style-name="Table3.A1" office:value-type="string">
            <text:p text:style-name="P5">u3</text:p>
          </table:table-cell>
          <table:table-cell table:style-name="Table3.A1" office:value-type="string">
            <text:p text:style-name="P5"><text:span text:style-name="Default_20_Paragraph_20_Font"><text:span text:style-name="T3">Dashboards</text:span></text:span></text:p>
            <text:p text:style-name="P2">Current Kibana dashboards can be migrated to the new platform</text:p>
          </table:table-cell>
          <table:table-cell table:style-name="Table3.A1" office:value-type="string">
            <text:p text:style-name="P5">ltmed</text:p>
          </table:table-cell>
          <table:table-cell table:style-name="Table3.A1" office:value-type="string">
            <text:p text:style-name="P5">Optional</text:p>
          </table:table-cell>
        </table:table-row>
        <table:table-row>
          <table:table-cell table:style-name="Table3.A1" office:value-type="string">
            <text:p text:style-name="P13">u4</text:p>
          </table:table-cell>
          <table:table-cell table:style-name="Table3.A1" office:value-type="string">
            <text:p text:style-name="P8">Emmbedding Dashboards</text:p>
            <text:p text:style-name="P11">Dashboards can be emmbedded on websites.</text:p>
          </table:table-cell>
          <table:table-cell table:style-name="Table3.A1" office:value-type="string">
            <text:p text:style-name="P13">ltoed</text:p>
          </table:table-cell>
          <table:table-cell table:style-name="Table3.A1" office:value-type="string">
            <text:p text:style-name="P13">Optional</text:p>
          </table:table-cell>
        </table:table-row>
        <table:table-row>
          <table:table-cell table:style-name="Table3.A7" office:value-type="string">
            <text:p text:style-name="P6"/>
          </table:table-cell>
          <table:table-cell table:style-name="Table3.A7" office:value-type="string">
            <text:p text:style-name="P5"><text:span text:style-name="Comment_20_Reference"><text:span text:style-name="T5"><office:annotation><dc:creator>Jeiziner Gilbert swisstopo</dc:creator><dc:date>2020-05-13T14:19:00</dc:date><text:p><text:span text:style-name="T2">Not only dashboard migration needs to be taken into account, but migration of existing indices (we have varnish logs, we have automata logs, we have gdwh logs, etc. </text:span></text:p></office:annotation></text:span></text:span><text:span text:style-name="Comment_20_Reference"><text:span text:style-name="T5"><office:annotation><dc:creator>Samuel Friedli</dc:creator><dc:date>2020-05-14T09:16:47.250342732</dc:date><loext:sender-initials>SF</loext:sender-initials><text:p text:style-name="P36"><text:span text:style-name="T15">Reply to Jeiziner Gilbert swisstopo (05/13/2020, 14:19): "..."</text:span></text:p><text:p><text:span text:style-name="T16">Added this as o11</text:span></text:p></office:annotation></text:span></text:span></text:p>
          </table:table-cell>
          <table:table-cell table:style-name="Table3.A7" office:value-type="string">
            <text:p text:style-name="P5"/>
          </table:table-cell>
          <table:table-cell table:style-name="Table3.A7" office:value-type="string">
            <text:p text:style-name="P5"/>
          </table:table-cell>
        </table:table-row>
      </table:table>
      <text:p text:style-name="Standard"/>
      <text:p text:style-name="Standard"/>
      <text:h text:style-name="Heading_20_1" text:outline-level="1"><text:bookmark text:name="_rrflj5sh9kzs"/></text:h>
      <text:h text:style-name="P29" text:outline-level="1"><text:bookmark text:name="_h70heaw993jz"/>Evaluation</text:h>
      <text:p text:style-name="P1">During the evaluation the following options are considered:</text:p>
      <text:p text:style-name="P1"/>
      <table:table table:name="Table4" table:style-name="Table4">
        <table:table-column table:style-name="Table4.A"/>
        <table:table-column table:style-name="Table4.B"/>
        <table:table-row>
          <table:table-cell table:style-name="Table4.A1" office:value-type="string">
            <text:p text:style-name="P5">Self-Managed</text:p>
          </table:table-cell>
          <table:table-cell table:style-name="Table4.A1" office:value-type="string">
            <text:p text:style-name="P2">Install each component by hand on self managed ec2 instances. This is the current setup.</text:p>
          </table:table-cell>
        </table:table-row>
        <table:table-row>
          <table:table-cell table:style-name="Table4.A1" office:value-type="string">
            <text:p text:style-name="P5">Amazon Elasticsearch Service + MSK</text:p>
          </table:table-cell>
          <table:table-cell table:style-name="Table4.A1" office:value-type="string">
            <text:p text:style-name="P2">Amazon Elasticsearch Service and Amazon MSK are managed <text:s/>Elasticsearch/Kibana and Apache Kafka services respectively. Since swisstopo is committed to benefit from AWS-managed services this is considered a valid option.</text:p>
          </table:table-cell>
        </table:table-row>
        <table:table-row>
          <table:table-cell table:style-name="Table4.A1" office:value-type="string">
            <text:p text:style-name="P5"><office:annotation office:name="9" loext:resolved="false"><dc:creator>Christ Hanspeter swisstopo</dc:creator><dc:date>2020-05-12T17:10:00</dc:date><text:p><text:span text:style-name="T2">Here we need to know the costs and how these costs are invoiced. Can this be done via Amazon Marketplace or do we need to subscribe for this service at Elaticsearch Inc. (if the latter is the case, we need to ensure conformity with the public procurement law (we have a valid contract to consume AWS service, but not whatever cloud service)</text:span></text:p></office:annotation>Elastic Cloud<office:annotation-end office:name="9"/><text:span text:style-name="Comment_20_Reference"><text:span text:style-name="T5"><office:annotation><dc:creator>Samuel Friedli</dc:creator><dc:date>2020-05-12T17:18:00</dc:date><text:p><text:span text:style-name="T13">Reply to Christ Hanspeter swisstopo (05/12/2020, 17:10): "..."</text:span></text:p><text:p><text:span text:style-name="T14">Yes, it can be done via AWS Marketplace: https://www.elastic.co/guide/en/cloud/current/ec-billing-aws.html</text:span></text:p></office:annotation></text:span></text:span></text:p>
          </table:table-cell>
          <table:table-cell table:style-name="Table4.A1" office:value-type="string">
            <text:p text:style-name="P2">Elastic Cloud is Elasticsearch Inc. own hosted SaaS inside different cloud providers (including AWS).</text:p>
          </table:table-cell>
        </table:table-row>
      </table:table>
      <text:h text:style-name="P30"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Arial2" svg:font-family="Arial" style:font-family-generic="swis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inux Libertine G" svg:font-family="'Linux Libertine G'"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de" fo:country="CH"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de" fo:country="CH"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loext:hyphenation-no-caps="false"/>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keep-together="always" fo:hyphenation-ladder-count="no-limit" fo:keep-with-next="always"/>
      <style:text-properties fo:color="#666666" fo:hyphenate="false" loext:hyphenation-no-caps="false"/>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Title" style:family="paragraph" style:parent-style-name="Normal" style:next-style-name="Standard" style:class="chapter">
      <style:paragraph-properties fo:margin-top="0in" fo:margin-bottom="0.0417in" loext:contextual-spacing="false" fo:keep-together="always" fo:hyphenation-ladder-count="no-limit" fo:keep-with-next="always"/>
      <style:text-properties fo:font-size="26pt" style:font-size-asian="26pt" style:font-size-complex="26pt" fo:hyphenate="false" loext:hyphenation-no-caps="false"/>
    </style:style>
    <style:style style:name="Subtitle" style:family="paragraph" style:parent-style-name="Normal" style:next-style-name="Standard" style:class="chapter">
      <style:paragraph-properties fo:margin-top="0in" fo:margin-bottom="0.222in" loext:contextual-spacing="false" fo:keep-together="always" fo:hyphenation-ladder-count="no-limit" fo:keep-with-next="always"/>
      <style:text-properties fo:color="#666666" fo:font-size="15pt" style:font-size-asian="15pt" style:font-size-complex="15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3LVL1" style:display-name="WW_CharLFO3LVL1"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meta:initial-creator>Christ Hanspeter swisstopo</meta:initial-creator>
    <meta:creation-date>2020-05-13T12:25:00Z</meta:creation-date>
    <dc:date>2020-06-22T15:46:33.216452542</dc:date>
    <meta:editing-cycles>6</meta:editing-cycles>
    <meta:editing-duration>PT20M6S</meta:editing-duration>
    <meta:document-statistic meta:table-count="4" meta:image-count="0" meta:object-count="0" meta:page-count="4" meta:paragraph-count="128" meta:word-count="617" meta:character-count="3873" meta:non-whitespace-character-count="3382"/>
    <meta:template xlink:type="simple" xlink:actuate="onRequest" xlink:title="" xlink:href="../New%20Logging%20platform%20requirements%20(1).odt/Normal.dotm"/>
  </office:meta>
</office:document-meta>
</file>